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ac="http://www.deltaxml.com/ns/track-changes/attribute-change-namespace" xmlns:delta="http://www.deltaxml.com/ns/track-changes/delta-namespace" office:version="1.2" grddl:transformation="http://docs.oasis-open.org/office/1.2/xslt/odf2rdf.xsl">
  <office:scripts/>
  <office:font-face-decls>
    <style:font-face style:name="Lucida Sans1" svg:font-family="'Lucida Sans'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3pt" style:font-name-asian="TimesNewRomanPSMT" style:font-size-asian="13pt" style:font-name-complex="TimesNewRomanPSMT" style:font-size-complex="13pt"/>
    </style:style>
    <style:style style:name="P2" style:family="paragraph" style:parent-style-name="Standard" style:list-style-name="L1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font-name="TimesNewRomanPSMT" fo:font-size="13pt" style:font-name-asian="TimesNewRomanPSMT" style:font-size-asian="13pt" style:font-name-complex="TimesNewRomanPSMT" style:font-size-complex="13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delta:tracked-changes>
        <delta:change-transaction delta:change-id="ct1">
          <delta:change-info>
            <dc:creator>John Smith</dc:creator>
            <dc:date>2010-06-23T10:00:00</dc:date>
          </delta:change-info>
        </delta:change-transaction>
      </delta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paragraph of text before a list.</text:p>
      <delta:remove-leaving-content-start delta:removal-change-idref="ct1" delta:end-element-idref="end1">
        <text:list ac:change01="ct1,remove,xml:id,list937567361" text:style-name="L1"/>
      </delta:remove-leaving-content-start>
      <text:list delta:insertion-change-idref="ct1" delta:insertion-type="insert-around-content" xml:id="list688407604" text:style-name="L1">
        <text:list-item>
          <text:p text:style-name="P2">This is a list-item-1</text:p>
        </text:list-item>
        <text:list-item>
          <text:p text:style-name="P2">This is a list-item-2</text:p>
        </text:list-item>
        <delta:remove-leaving-content-start delta:removal-change-idref="ct1" delta:end-element-idref="end3">
          <text:list-item/>
        </delta:remove-leaving-content-start>
        <delta:remove-leaving-content-start delta:removal-change-idref="ct1" delta:end-element-idref="end4">
          <text:p text:style-name="P2"/>
        </delta:remove-leaving-content-start>
        <text:list-item delta:insertion-change-idref="ct1" delta:insertion-type="insert-around-content">
          <text:p delta:insertion-change-idref="ct1" delta:insertion-type="insert-around-content" text:style-name="P2">This is a list-item-3[<delta:removed-content delta:removal-change-idref="ct1">this will be deleted</delta:removed-content><delta:remove-leaving-content-end delta:end-element-id="end4"/><delta:remove-leaving-content-end delta:end-element-id="end3"/><delta:remove-leaving-content-end delta:end-element-id="end1"/><delta:remove-leaving-content-start delta:removal-change-idref="ct1" delta:end-element-idref="end2"><text:p text:style-name="P1"/></delta:remove-leaving-content-start><delta:removed-content delta:removal-change-idref="ct1">This is a paragraph after the list</delta:removed-content>]. This will not be deleted.<delta:remove-leaving-content-end delta:end-element-id="end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 Sans1" svg:font-family="'Lucida Sans'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istan Mitchell</meta:initial-creator>
    <meta:creation-date>2010-10-21T11:37:56</meta:creation-date>
    <dc:date>2010-10-22T10:18:49</dc:date>
    <dc:creator>Tristan Mitchell</dc:creator>
    <meta:editing-duration>PT00H01M38S</meta:editing-duration>
    <meta:editing-cycles>2</meta:editing-cycles>
    <meta:generator>OpenOffice.org/3.2$Unix OpenOffice.org_project/320m18$Build-9502</meta:generator>
  </office:meta>
</office:document-meta>
</file>